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1.75cm" fo:min-width="2.1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1.516cm" fo:min-width="1.1cm"/>
    </style:style>
    <style:style style:name="gr3" style:family="graphic" style:parent-style-name="standard">
      <style:graphic-properties svg:stroke-color="#000000" draw:fill-color="#dddddd" draw:textarea-horizontal-align="justify" draw:textarea-vertical-align="middle" draw:auto-grow-height="false" fo:min-height="1.45cm" fo:min-width="2.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svg:stroke-color="#000000" draw:fill-color="#dddddd" draw:textarea-horizontal-align="justify" draw:textarea-vertical-align="middle" draw:auto-grow-height="false" fo:min-height="1.35cm" fo:min-width="2.4cm"/>
    </style:style>
    <style:style style:name="gr7" style:family="graphic" style:parent-style-name="standard">
      <style:graphic-properties draw:textarea-horizontal-align="justify" draw:textarea-vertical-align="middle" draw:auto-grow-height="false" fo:min-height="1.516cm" fo:min-width="1.1cm"/>
    </style:style>
    <style:style style:name="gr8" style:family="graphic" style:parent-style-name="standard">
      <style:graphic-properties svg:stroke-color="#000000" draw:fill-color="#dddddd" draw:textarea-horizontal-align="justify" draw:textarea-vertical-align="middle" draw:auto-grow-height="false" fo:min-height="1.95cm" fo:min-width="3.5cm"/>
    </style:style>
    <style:style style:name="gr9" style:family="graphic" style:parent-style-name="standard">
      <style:graphic-properties svg:stroke-color="#000000" draw:fill-color="#dddddd" draw:textarea-horizontal-align="justify" draw:textarea-vertical-align="middle" draw:auto-grow-height="false" fo:min-height="1.55cm" fo:min-width="2.3cm"/>
    </style:style>
    <style:style style:name="gr10" style:family="graphic" style:parent-style-name="standard">
      <style:graphic-properties svg:stroke-color="#000000" draw:fill-color="#dddddd" draw:textarea-horizontal-align="justify" draw:textarea-vertical-align="middle" draw:auto-grow-height="false" fo:min-height="1.25cm" fo:min-width="2.3cm"/>
    </style:style>
    <style:style style:name="gr11" style:family="graphic" style:parent-style-name="standard">
      <style:graphic-properties svg:stroke-color="#000000" draw:fill-color="#ffff00" draw:textarea-horizontal-align="justify" draw:textarea-vertical-align="middle" draw:auto-grow-height="false" fo:min-height="0.74cm" fo:min-width="0.49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-color="#729fcf"/>
      <style:paragraph-properties fo:text-align="center"/>
      <style:text-properties fo:font-size="8pt" style:font-size-asian="8pt" style:font-size-complex="8pt"/>
    </style:style>
    <style:style style:name="P4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-color="#dddddd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7" style:family="paragraph">
      <loext:graphic-properties draw:fill-color="#ffff00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2.6cm" svg:height="2cm" svg:x="4.6cm" svg:y="13.6cm">
          <text:p text:style-name="P1"><text:span text:style-name="T1">Logger</text:span></text:p>
          <text:p text:style-name="P1"><text:span text:style-name="T2">Keeps track of x,y</text:span></text:p>
          <text:p text:style-name="P1"><text:span text:style-name="T2">positions of taps</text:span></text:p>
          <text:p text:style-name="P1"><text:span text:style-name="T2">and corrections</text:span></text:p>
          <text:p text:style-name="P1"><text:span text:style-name="T2">made to the 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" draw:id="id3" draw:layer="layout" svg:width="1.6cm" svg:height="2cm" svg:x="10.8cm" svg:y="13.6cm">
          <text:p text:style-name="P1"><text:span text:style-name="T2">&lt;cache&gt;/Logger/</text:span></text:p>
          <text:p text:style-name="P1"><text:span text:style-name="T2">LoggerXYZ.s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2" xml:id="id1" draw:id="id1" draw:layer="layout" svg:width="2.8cm" svg:height="1.7cm" svg:x="4.5cm" svg:y="8.5cm">
          <text:p text:style-name="P1"><text:span text:style-name="T1">LatinIME</text:span></text:p>
          <text:p text:style-name="P1"><text:span text:style-name="T2">„</text:span><text:span text:style-name="T2">main process“ that</text:span></text:p>
          <text:p text:style-name="P1"><text:span text:style-name="T2">handles Keyboard</text:span></text:p>
          <text:p text:style-name="P1"><text:span text:style-name="T2">and InputConnection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5.9cm" svg:y1="10.2cm" svg:x2="5.9cm" svg:y2="13.6cm" draw:start-shape="id1" draw:start-glue-point="2" draw:end-shape="id2" draw:end-glue-point="0" svg:d="M5900 10200v3400" svg:viewBox="0 0 1 3401">
          <text:p text:style-name="P1"><text:span text:style-name="T2">creates and</text:span></text:p>
          <text:p text:style-name="P1"><text:span text:style-name="T2">updates</text:span></text:p>
        </draw:connector>
        <draw:connector draw:style-name="gr5" draw:text-style-name="P4" draw:layer="layout" draw:type="line" svg:x1="7.2cm" svg:y1="14.6cm" svg:x2="10.8cm" svg:y2="14.6cm" draw:start-shape="id2" draw:start-glue-point="1" draw:end-shape="id3" draw:end-glue-point="5" svg:d="M7200 14600h3600" svg:viewBox="0 0 3601 1">
          <text:p text:style-name="P1"><text:span text:style-name="T2">when input is finished:</text:span></text:p>
          <text:p text:style-name="P1"><text:span text:style-name="T2">Logger.save()</text:span></text:p>
        </draw:connector>
        <draw:custom-shape draw:style-name="gr6" draw:text-style-name="P2" xml:id="id4" draw:id="id4" draw:layer="layout" svg:width="2.9cm" svg:height="1.6cm" svg:x="4.4cm" svg:y="5cm">
          <text:p text:style-name="P1"><text:span text:style-name="T1">KeyboardBuilder</text:span></text:p>
          <text:p text:style-name="P1"><text:span text:style-name="T2">Builds a keyboard</text:span></text:p>
          <text:p text:style-name="P1"><text:span text:style-name="T2">as specified with</text:span></text:p>
          <text:p text:style-name="P1"><text:span text:style-name="T2">KeyboardParams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5.9cm" svg:y1="8.5cm" svg:x2="5.85cm" svg:y2="6.6cm" draw:start-shape="id1" draw:start-glue-point="0" draw:end-shape="id4" draw:end-glue-point="2" svg:d="M5900 8500l-50-1900" svg:viewBox="0 0 51 1901">
          <text:p text:style-name="P1"><text:span text:style-name="T2">requests</text:span></text:p>
          <text:p text:style-name="P1"><text:span text:style-name="T2">on start</text:span></text:p>
        </draw:connector>
        <draw:custom-shape draw:style-name="gr7" draw:text-style-name="P5" xml:id="id8" draw:id="id8" draw:layer="layout" svg:width="1.6cm" svg:height="2cm" svg:x="16.1cm" svg:y="3cm">
          <text:p text:style-name="P1"><text:span text:style-name="T2">&lt;internal storage&gt;/</text:span></text:p>
          <text:p text:style-name="P1"><text:span text:style-name="T2">Hitboxes/</text:span></text:p>
          <text:p text:style-name="P1"><text:span text:style-name="T2">Hitboxes&lt;hash&gt;.s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xml:id="id5" draw:id="id5" draw:layer="layout" svg:width="4cm" svg:height="2.2cm" svg:x="9.6cm" svg:y="10cm">
          <text:p text:style-name="P1"><text:span text:style-name="T1">LayoutLearner</text:span></text:p>
          <text:p text:style-name="P1"><text:span text:style-name="T2">Loads all cached Loggers,</text:span></text:p>
          <text:p text:style-name="P1"><text:span text:style-name="T2">updates the KeyStats objects</text:span></text:p>
          <text:p text:style-name="P1"><text:span text:style-name="T2">with that information,</text:span></text:p>
          <text:p text:style-name="P1"><text:span text:style-name="T2"><text:s/></text:span><text:span text:style-name="T2">and computes optimal Hitboxes </text:span></text:p>
          <text:p text:style-name="P1"><text:span text:style-name="T2">from those KeyStats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9" draw:id="id9" draw:layer="layout" svg:width="1.6cm" svg:height="2cm" svg:x="16.1cm" svg:y="6.7cm">
          <text:p text:style-name="P1"><text:span text:style-name="T2">&lt;internal storage&gt;/</text:span></text:p>
          <text:p text:style-name="P1"><text:span text:style-name="T2">KeyStats/</text:span></text:p>
          <text:p text:style-name="P1"><text:span text:style-name="T2">KeyStats&lt;hash&gt;.s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" draw:text-style-name="P4" draw:layer="layout" draw:type="line" svg:x1="11.6cm" svg:y1="10cm" svg:x2="11.6cm" svg:y2="8.6cm" draw:start-shape="id5" draw:start-glue-point="0" draw:end-shape="id6" draw:end-glue-point="2" svg:d="M11600 10000v-1400" svg:viewBox="0 0 1 1401">
          <text:p text:style-name="P1"><text:span text:style-name="T2">updates</text:span></text:p>
        </draw:connector>
        <draw:connector draw:style-name="gr4" draw:text-style-name="P4" draw:layer="layout" draw:type="line" svg:x1="11.6cm" svg:y1="6.8cm" svg:x2="11.6cm" svg:y2="4.9cm" draw:start-shape="id6" draw:start-glue-point="0" draw:end-shape="id7" draw:end-glue-point="2" svg:d="M11600 6800v-1900" svg:viewBox="0 0 1 1901">
          <text:p text:style-name="P1"><text:span text:style-name="T2">is used to </text:span></text:p>
          <text:p text:style-name="P1"><text:span text:style-name="T2">compute</text:span></text:p>
        </draw:connector>
        <draw:custom-shape draw:style-name="gr9" draw:text-style-name="P2" xml:id="id6" draw:id="id6" draw:layer="layout" svg:width="2.8cm" svg:height="1.8cm" svg:x="10.2cm" svg:y="6.8cm">
          <text:p text:style-name="P1"><text:span text:style-name="T1">KeyStats</text:span></text:p>
          <text:p text:style-name="P1"><text:span text:style-name="T2">Keeps track of the</text:span></text:p>
          <text:p text:style-name="P1"><text:span text:style-name="T2">distributions of taps</text:span></text:p>
          <text:p text:style-name="P1"><text:span text:style-name="T2">of all keys of a</text:span></text:p>
          <text:p text:style-name="P1"><text:span text:style-name="T2">specific keyboard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7" draw:id="id7" draw:layer="layout" svg:width="2.8cm" svg:height="1.8cm" svg:x="10.2cm" svg:y="3.1cm">
          <text:p text:style-name="P1"><text:span text:style-name="T1">Hitboxes</text:span></text:p>
          <text:p text:style-name="P1"><text:span text:style-name="T2">Stores the optimal</text:span></text:p>
          <text:p text:style-name="P1"><text:span text:style-name="T2">key boundaries</text:span></text:p>
          <text:p text:style-name="P1"><text:span text:style-name="T2">of all keys of a</text:span></text:p>
          <text:p text:style-name="P1"><text:span text:style-name="T2">specific keyboard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5.85cm" svg:y1="5cm" svg:x2="10.2cm" svg:y2="4cm" draw:start-shape="id4" draw:start-glue-point="0" draw:end-shape="id7" draw:end-glue-point="3" svg:d="M5850 5000v-1000h4350" svg:viewBox="0 0 4351 1001">
          <text:p text:style-name="P1"><text:span text:style-name="T2">requests with</text:span></text:p>
          <text:p text:style-name="P1"><text:span text:style-name="T2">layoutHashCode</text:span></text:p>
        </draw:connector>
        <draw:connector draw:style-name="gr4" draw:text-style-name="P4" draw:layer="layout" draw:type="line" svg:x1="13cm" svg:y1="4cm" svg:x2="16.1cm" svg:y2="4cm" draw:start-shape="id7" draw:start-glue-point="1" draw:end-shape="id8" svg:d="M13000 4000h3100" svg:viewBox="0 0 3101 1">
          <text:p text:style-name="P1"><text:span text:style-name="T2">Hitboxes.save()</text:span></text:p>
          <text:p text:style-name="P1"><text:span text:style-name="T2">Hitboxes.load()</text:span></text:p>
        </draw:connector>
        <draw:connector draw:style-name="gr4" draw:text-style-name="P4" draw:layer="layout" draw:type="line" svg:x1="13cm" svg:y1="7.7cm" svg:x2="16.1cm" svg:y2="7.7cm" draw:start-shape="id6" draw:start-glue-point="1" draw:end-shape="id9" draw:end-glue-point="5" svg:d="M13000 7700h3100" svg:viewBox="0 0 3101 1">
          <text:p text:style-name="P1"><text:span text:style-name="T2">KeyStats.load()</text:span></text:p>
          <text:p text:style-name="P1"><text:span text:style-name="T2">KeyStats.save()</text:span></text:p>
        </draw:connector>
        <draw:custom-shape draw:style-name="gr10" draw:text-style-name="P6" xml:id="id10" draw:id="id10" draw:layer="layout" svg:width="2.8cm" svg:height="1.5cm" svg:x="18cm" svg:y="10.4cm">
          <text:p text:style-name="P1"><text:span text:style-name="T1">WorkManager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8cm" svg:y1="11.15cm" svg:x2="13.6cm" svg:y2="11.1cm" draw:start-shape="id10" draw:start-glue-point="3" draw:end-shape="id5" draw:end-glue-point="1" svg:d="M18000 11150l-4400-50" svg:viewBox="0 0 4401 51">
          <text:p text:style-name="P1"><text:span text:style-name="T2">starts every 4 hours</text:span></text:p>
        </draw:connector>
        <draw:custom-shape draw:style-name="gr11" draw:text-style-name="P7" xml:id="id11" draw:id="id11" draw:layer="layout" svg:width="1.4cm" svg:height="1.4cm" svg:x="0.1cm" svg:y="8.7cm">
          <text:p text:style-name="P1"><text:span text:style-name="T1">user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4" draw:text-style-name="P4" draw:layer="layout" draw:type="line" svg:x1="1.5cm" svg:y1="9.4cm" svg:x2="4.5cm" svg:y2="9.35cm" draw:start-shape="id11" draw:start-glue-point="10" draw:end-shape="id1" draw:end-glue-point="3" svg:d="M1500 9400l3000-50" svg:viewBox="0 0 3001 51">
          <text:p text:style-name="P1"><text:span text:style-name="T2">opens keyboard</text:span></text:p>
        </draw:connector>
        <draw:connector draw:style-name="gr4" draw:text-style-name="P4" draw:layer="layout" draw:type="line" svg:x1="11.6cm" svg:y1="12.2cm" svg:x2="11.6cm" svg:y2="13.6cm" draw:start-shape="id5" draw:start-glue-point="2" draw:end-shape="id3" draw:end-glue-point="4" svg:d="M11600 12200v1400" svg:viewBox="0 0 1 1401">
          <text:p text:style-name="P1"><text:span text:style-name="T2">collects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9T21:33:40.855000000</meta:creation-date>
    <dc:date>2020-03-09T23:07:24.861000000</dc:date>
    <meta:editing-duration>PT4M47S</meta:editing-duration>
    <meta:editing-cycles>2</meta:editing-cycles>
    <meta:generator>LibreOffice/6.1.0.3$Windows_X86_64 LibreOffice_project/efb621ed25068d70781dc026f7e9c5187a4decd1</meta:generator>
    <meta:document-statistic meta:object-count="22"/>
  </office:meta>
</office:document-meta>
</file>